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041" officeooo:paragraph-rsid="00056041"/>
    </style:style>
    <style:style style:name="P2" style:family="paragraph" style:parent-style-name="Standard" style:list-style-name="L1">
      <style:text-properties officeooo:rsid="00056041" officeooo:paragraph-rsid="00056041"/>
    </style:style>
    <style:style style:name="P3" style:family="paragraph" style:parent-style-name="Standard" style:list-style-name="L1">
      <style:text-properties fo:font-weight="normal" officeooo:rsid="00056041" officeooo:paragraph-rsid="00056041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70f9f" officeooo:paragraph-rsid="00070f9f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70f9f" officeooo:paragraph-rsid="00077b2a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70f9f" officeooo:paragraph-rsid="000788c4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77b2a" officeooo:paragraph-rsid="00077b2a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788c4" officeooo:paragraph-rsid="000788c4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91f5d" officeooo:paragraph-rsid="00091f5d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9f1d7" officeooo:paragraph-rsid="0009f1d7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9f8c9" officeooo:paragraph-rsid="0009f8c9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ab5fd" officeooo:paragraph-rsid="000ab5fd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b9a24" officeooo:paragraph-rsid="000b9a2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c2594" officeooo:paragraph-rsid="000c2594" style:font-weight-asian="normal" style:font-weight-complex="normal"/>
    </style:style>
    <style:style style:name="P15" style:family="paragraph" style:parent-style-name="Standard" style:list-style-name="L1">
      <style:paragraph-properties>
        <style:tab-stops>
          <style:tab-stop style:position="0.0626in"/>
        </style:tab-stops>
      </style:paragraph-properties>
      <style:text-properties fo:font-weight="normal" officeooo:rsid="000e02f5" officeooo:paragraph-rsid="000e02f5" style:font-weight-asian="normal" style:font-weight-complex="normal"/>
    </style:style>
    <style:style style:name="P16" style:family="paragraph" style:parent-style-name="Standard" style:list-style-name="L1">
      <style:paragraph-properties>
        <style:tab-stops>
          <style:tab-stop style:position="0.0626in"/>
        </style:tab-stops>
      </style:paragraph-properties>
      <style:text-properties fo:font-weight="normal" officeooo:rsid="000e02f5" officeooo:paragraph-rsid="000e02f5" style:font-weight-asian="normal" style:font-weight-complex="normal"/>
    </style:style>
    <style:style style:name="P17" style:family="paragraph" style:parent-style-name="Standard" style:list-style-name="L1">
      <style:paragraph-properties>
        <style:tab-stops>
          <style:tab-stop style:position="0.0626in"/>
        </style:tab-stops>
      </style:paragraph-properties>
      <style:text-properties fo:font-weight="normal" officeooo:rsid="000eee9e" officeooo:paragraph-rsid="000eee9e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0.0626in"/>
          <style:tab-stop style:position="0.1874in"/>
        </style:tab-stops>
      </style:paragraph-properties>
      <style:text-properties fo:font-weight="normal" officeooo:rsid="000eee9e" officeooo:paragraph-rsid="000eee9e" style:font-weight-asian="normal" style:font-weight-complex="normal"/>
    </style:style>
    <style:style style:name="P19" style:family="paragraph" style:parent-style-name="Standard" style:list-style-name="L2">
      <style:paragraph-properties>
        <style:tab-stops>
          <style:tab-stop style:position="0.0626in"/>
          <style:tab-stop style:position="0.1874in"/>
        </style:tab-stops>
      </style:paragraph-properties>
      <style:text-properties fo:font-weight="normal" officeooo:rsid="0012daac" officeooo:paragraph-rsid="0012daac" style:font-weight-asian="normal" style:font-weight-complex="normal"/>
    </style:style>
    <style:style style:name="P20" style:family="paragraph" style:parent-style-name="Standard" style:list-style-name="L2">
      <style:paragraph-properties>
        <style:tab-stops>
          <style:tab-stop style:position="0.0626in"/>
          <style:tab-stop style:position="0.1874in"/>
        </style:tab-stops>
      </style:paragraph-properties>
      <style:text-properties fo:font-weight="normal" officeooo:rsid="00148ae6" officeooo:paragraph-rsid="00148ae6" style:font-weight-asian="normal" style:font-weight-complex="normal"/>
    </style:style>
    <style:style style:name="P21" style:family="paragraph" style:parent-style-name="Standard" style:list-style-name="L2">
      <style:paragraph-properties>
        <style:tab-stops>
          <style:tab-stop style:position="0.0626in"/>
          <style:tab-stop style:position="0.1874in"/>
        </style:tab-stops>
      </style:paragraph-properties>
      <style:text-properties fo:font-weight="normal" officeooo:rsid="00157ebd" officeooo:paragraph-rsid="00157ebd" style:font-weight-asian="normal" style:font-weight-complex="normal"/>
    </style:style>
    <style:style style:name="P22" style:family="paragraph" style:parent-style-name="Standard" style:list-style-name="L2">
      <style:paragraph-properties>
        <style:tab-stops>
          <style:tab-stop style:position="0.0626in"/>
          <style:tab-stop style:position="0.1874in"/>
        </style:tab-stops>
      </style:paragraph-properties>
      <style:text-properties fo:font-weight="normal" officeooo:rsid="0015b363" officeooo:paragraph-rsid="0015b363" style:font-weight-asian="normal" style:font-weight-complex="normal"/>
    </style:style>
    <style:style style:name="P23" style:family="paragraph" style:parent-style-name="Standard" style:list-style-name="L2">
      <style:paragraph-properties>
        <style:tab-stops>
          <style:tab-stop style:position="0.0626in"/>
          <style:tab-stop style:position="0.1874in"/>
        </style:tab-stops>
      </style:paragraph-properties>
      <style:text-properties fo:font-weight="normal" officeooo:rsid="001685c7" officeooo:paragraph-rsid="001685c7" style:font-weight-asian="normal" style:font-weight-complex="normal"/>
    </style:style>
    <style:style style:name="P24" style:family="paragraph" style:parent-style-name="Standard" style:list-style-name="L2">
      <style:paragraph-properties>
        <style:tab-stops>
          <style:tab-stop style:position="0.0626in"/>
          <style:tab-stop style:position="0.1874in"/>
        </style:tab-stops>
      </style:paragraph-properties>
      <style:text-properties fo:font-weight="normal" officeooo:rsid="00178c2a" officeooo:paragraph-rsid="00178c2a" style:font-weight-asian="normal" style:font-weight-complex="normal"/>
    </style:style>
    <style:style style:name="P25" style:family="paragraph" style:parent-style-name="Standard" style:list-style-name="L2">
      <style:paragraph-properties>
        <style:tab-stops>
          <style:tab-stop style:position="0.0626in"/>
          <style:tab-stop style:position="0.1874in"/>
        </style:tab-stops>
      </style:paragraph-properties>
      <style:text-properties fo:font-weight="normal" officeooo:rsid="001968a0" officeooo:paragraph-rsid="001968a0" style:font-weight-asian="normal" style:font-weight-complex="normal"/>
    </style:style>
    <style:style style:name="P26" style:family="paragraph" style:parent-style-name="Standard">
      <style:paragraph-properties>
        <style:tab-stops>
          <style:tab-stop style:position="0.0626in"/>
          <style:tab-stop style:position="0.1874in"/>
        </style:tab-stops>
      </style:paragraph-properties>
      <style:text-properties style:text-underline-style="solid" style:text-underline-width="auto" style:text-underline-color="font-color" fo:font-weight="normal" officeooo:rsid="000fead5" officeooo:paragraph-rsid="000fead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9a24" style:font-weight-asian="bold" style:font-weight-complex="bold"/>
    </style:style>
    <style:style style:name="T3" style:family="text">
      <style:text-properties officeooo:rsid="00070f9f"/>
    </style:style>
    <style:style style:name="T4" style:family="text">
      <style:text-properties officeooo:rsid="00077b2a"/>
    </style:style>
    <style:style style:name="T5" style:family="text">
      <style:text-properties officeooo:rsid="000b9a24"/>
    </style:style>
    <text:list-style style:name="L1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Tracking Algorithm Defined</text:p>
      <text:list xml:id="list4510122048902171310" text:style-name="L1">
        <text:list-item>
          <text:p text:style-name="P2"><text:span text:style-name="T1">FILTER MEASUREMENTS</text:span> by min range, max range, and height.</text:p>
          <text:list>
            <text:list-item>
              <text:p text:style-name="P2">INPUT: point cloud of measurements</text:p>
            </text:list-item>
            <text:list-item>
              <text:p text:style-name="P2">OUTPUT: point cloud with filtered measurements. </text:p>
              <text:list>
                <text:list-item>
                  <text:p text:style-name="P2">Could be improved by taking N closest measurements within limits</text:p>
                </text:list-item>
                <text:list-item>
                  <text:p text:style-name="P2">Could record indices in original message instead of copying points</text:p>
                </text:list-item>
              </text:list>
            </text:list-item>
          </text:list>
        </text:list-item>
        <text:list-item>
          <text:p text:style-name="P3"><text:span text:style-name="T1">CHECK FOR ACTIVE TRACKERS</text:span> by looping through all available trackers and checking their is_valiid flags.</text:p>
          <text:list>
            <text:list-item>
              <text:p text:style-name="P3">INPUT: vector of avialable tracker objects</text:p>
            </text:list-item>
            <text:list-item>
              <text:p text:style-name="P3">OUTPUT: vector of indices of ACTIVE trackers </text:p>
            </text:list-item>
          </text:list>
        </text:list-item>
        <text:list-item>
          <text:p text:style-name="P3"><text:span text:style-name="T1">SPLIT:</text:span> </text:p>
          <text:list>
            <text:list-item>
              <text:p text:style-name="P3">INPUT: vector of ACTIVE tracker indices</text:p>
            </text:list-item>
            <text:list-item>
              <text:p text:style-name="P3">OUTPUT: </text:p>
              <text:list>
                <text:list-item>
                  <text:p text:style-name="P3">If no ACTIVE trackers, activate a tracker for each measurement <text:span text:style-name="T3">and return</text:span></text:p>
                </text:list-item>
                <text:list-item>
                  <text:p text:style-name="P3">If ACTIVE trackers exist, <text:span text:style-name="T3">continue with D.</text:span></text:p>
                </text:list-item>
              </text:list>
            </text:list-item>
          </text:list>
        </text:list-item>
        <text:list-item>
          <text:p text:style-name="P4"><text:span text:style-name="T1">TRIM TRACKERS <text:s/></text:span></text:p>
          <text:list>
            <text:list-item>
              <text:p text:style-name="P6">INPUT: </text:p>
              <text:list>
                <text:list-item>
                  <text:p text:style-name="P6">vector of active tracker indices, </text:p>
                </text:list-item>
                <text:list-item>
                  <text:p text:style-name="P6">measurements point cloud</text:p>
                </text:list-item>
              </text:list>
            </text:list-item>
            <text:list-item>
              <text:p text:style-name="P5">OUTPUT: </text:p>
              <text:list>
                <text:list-item>
                  <text:p text:style-name="P5">vector of likely to be associated active tracker indices, </text:p>
                </text:list-item>
                <text:list-item>
                  <text:p text:style-name="P5">vector of min score index per selected tracker, </text:p>
                </text:list-item>
                <text:list-item>
                  <text:p text:style-name="P5"><text:span text:style-name="T4">2D vector of scores for trackers that passed</text:span></text:p>
                </text:list-item>
              </text:list>
            </text:list-item>
            <text:list-item>
              <text:p text:style-name="P7">Trimmed trackers are dissociated once </text:p>
            </text:list-item>
            <text:list-item>
              <text:p text:style-name="P8"><text:s/>Improve by trimming measurements at same time </text:p>
            </text:list-item>
          </text:list>
        </text:list-item>
        <text:list-item>
          <text:p text:style-name="P7"><text:span text:style-name="T1">CHECK MIN SCORES INDICES </text:span>for repeated minimum score indices among trackers. This indicates multiple trackers want to associate with the same measurement. </text:p>
          <text:list>
            <text:list-item>
              <text:p text:style-name="P7">INPUT: vector (length is number of passed trackers) of min scores indices</text:p>
            </text:list-item>
            <text:list-item>
              <text:p text:style-name="P7">OUTPUT: flag indicating occurrence of concurrent associations</text:p>
            </text:list-item>
            <text:list-item>
              <text:p text:style-name="P7">Could be improved by breaking out of both loop on first instance</text:p>
            </text:list-item>
          </text:list>
        </text:list-item>
        <text:list-item>
          <text:p text:style-name="P8"><text:span text:style-name="T1">SPLIT</text:span>:</text:p>
          <text:list>
            <text:list-item>
              <text:p text:style-name="P8">INPUT: concurrence flag</text:p>
            </text:list-item>
            <text:list-item>
              <text:p text:style-name="P8">OUTPUT: </text:p>
              <text:list>
                <text:list-item>
                  <text:p text:style-name="P8">If no concurrence, continue with G</text:p>
                </text:list-item>
                <text:list-item>
                  <text:p text:style-name="P8">Else continue with H</text:p>
                </text:list-item>
              </text:list>
            </text:list-item>
          </text:list>
        </text:list-item>
        <text:list-item>
          <text:p text:style-name="P8"><text:span text:style-name="T1">Shortcut for non-concurrence</text:span> minimum score pairs</text:p>
          <text:list>
            <text:list-item>
              <text:p text:style-name="P9">INPUT: vector of min score indices</text:p>
            </text:list-item>
            <text:list-item>
              <text:p text:style-name="P9">OUTPUT: </text:p>
              <text:list>
                <text:list-item>
                  <text:p text:style-name="P9">vector of indices of unpaired measurements,</text:p>
                </text:list-item>
                <text:list-item>
                  <text:p text:style-name="P9">passed trackers are associated once</text:p>
                </text:list-item>
                <text:list-item>
                  <text:p text:style-name="P9">measurement updates performed </text:p>
                </text:list-item>
                <text:list-item>
                  <text:p text:style-name="P9">estimate objects created for each passed tracker</text:p>
                </text:list-item>
              </text:list>
            </text:list-item>
          </text:list>
        </text:list-item>
        <text:list-item>
          <text:p text:style-name="P10"><text:span text:style-name="T1">MUNKRES ALGORITHM</text:span>:</text:p>
          <text:list>
            <text:list-item>
              <text:p text:style-name="P10"><text:span text:style-name="T1">Remove outlier measurements</text:span> that do not lie inside any validation gates </text:p>
              <text:list>
                <text:list-item>
                  <text:p text:style-name="P10">INPUT: </text:p>
                  <text:list>
                    <text:list-item>
                      <text:p text:style-name="P10">matrix of scores</text:p>
                    </text:list-item>
                  </text:list>
                </text:list-item>
                <text:list-item>
                  <text:p text:style-name="P10">OUTPUT: </text:p>
                  <text:list>
                    <text:list-item>
                      <text:p text:style-name="P10">vector of indices of measurements that passed</text:p>
                    </text:list-item>
                    <text:list-item>
                      <text:p text:style-name="P11">vector of indices of measurements that did not pass</text:p>
                    </text:list-item>
                  </text:list>
                </text:list-item>
              </text:list>
            </text:list-item>
            <text:list-item>
              <text:p text:style-name="P12"><text:soft-page-break/><text:span text:style-name="T1">Restructure scores matrix</text:span> by using indices of passed trackers and passed measurements </text:p>
              <text:list>
                <text:list-item>
                  <text:p text:style-name="P12">INPUT: vector of indices of measurements that passed</text:p>
                </text:list-item>
                <text:list-item>
                  <text:p text:style-name="P12">OUTPUT: matrix of scores </text:p>
                </text:list-item>
              </text:list>
            </text:list-item>
            <text:list-item>
              <text:p text:style-name="P12"><text:span text:style-name="T1">Copy scores matrix</text:span> into Munkres matrix type</text:p>
              <text:list>
                <text:list-item>
                  <text:p text:style-name="P12">INPUT: matrix of scores</text:p>
                </text:list-item>
                <text:list-item>
                  <text:p text:style-name="P12">OUTPUT: Munkres compatible matrix of scores </text:p>
                </text:list-item>
              </text:list>
            </text:list-item>
            <text:list-item>
              <text:p text:style-name="P12"><text:s/><text:span text:style-name="T2">SPLIT</text:span><text:span text:style-name="T5">:</text:span></text:p>
              <text:list>
                <text:list-item>
                  <text:p text:style-name="P13">If number of passed trackers = 0, add all measurements to unpaired measurement indices vector</text:p>
                </text:list-item>
                <text:list-item>
                  <text:p text:style-name="P13">If number of passed trackers &gt; 0, continue with V</text:p>
                </text:list-item>
              </text:list>
            </text:list-item>
            <text:list-item>
              <text:p text:style-name="P14"><text:span text:style-name="T1">Solve Munkres matrix</text:span></text:p>
            </text:list-item>
            <text:list-item>
              <text:p text:style-name="P15"><text:span text:style-name="T1">Check validity of chosen Munkres pairs</text:span></text:p>
              <text:list>
                <text:list-item>
                  <text:p text:style-name="P15">INPUT: </text:p>
                  <text:list>
                    <text:list-item>
                      <text:p text:style-name="P15">Munkres score matrix</text:p>
                    </text:list-item>
                    <text:list-item>
                      <text:p text:style-name="P15">Actual score matrix</text:p>
                    </text:list-item>
                  </text:list>
                </text:list-item>
                <text:list-item>
                  <text:p text:style-name="P15">OUTPUT:</text:p>
                  <text:list>
                    <text:list-item>
                      <text:p text:style-name="P15">vector of unpaired measurements indices</text:p>
                    </text:list-item>
                    <text:list-item>
                      <text:p text:style-name="P15">vector of estimate objects</text:p>
                    </text:list-item>
                  </text:list>
                </text:list-item>
              </text:list>
            </text:list-item>
            <text:list-item>
              <text:p text:style-name="P17"><text:s/><text:span text:style-name="T1">Dissociate trackers that were not paired</text:span></text:p>
            </text:list-item>
          </text:list>
        </text:list-item>
      </text:list>
      <text:p text:style-name="P18"/>
      <text:p text:style-name="P26">Changes for version 4</text:p>
      <text:list xml:id="list9011697651082287060" text:style-name="L2">
        <text:list-item>
          <text:p text:style-name="P19">Implement column vector representing measurements, where values inside the vector are incremented every time they fall within a tracker's validation gate</text:p>
          <text:list>
            <text:list-item>
              <text:p text:style-name="P22">Values at 0 indicate that indexed measurement had no validation</text:p>
            </text:list-item>
            <text:list-item>
              <text:p text:style-name="P22">Values &gt; 2 indicate one measurement has been validated by multiple trackers</text:p>
            </text:list-item>
          </text:list>
        </text:list-item>
        <text:list-item>
          <text:p text:style-name="P23">Change Munkres source code to one from opentrack</text:p>
        </text:list-item>
        <text:list-item>
          <text:p text:style-name="P25">Examine potential for multi-threading</text:p>
        </text:list-item>
        <text:list-item>
          <text:p text:style-name="P20">Display all active trackers, and change colors of dissociating/associating/long-term trackers</text:p>
        </text:list-item>
        <text:list-item>
          <text:p text:style-name="P21">Modify detection program to output scales of detected objects</text:p>
        </text:list-item>
        <text:list-item>
          <text:p text:style-name="P24">Class: </text:p>
          <text:list>
            <text:list-item>
              <text:p text:style-name="P25">Split code along IF blocks</text:p>
            </text:list-item>
            <text:list-item>
              <text:p text:style-name="P25">inherit filter class</text:p>
            </text:list-item>
            <text:list-item>
              <text:p text:style-name="P25">apply namespac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5:46:19.276652082</meta:creation-date>
    <dc:date>2017-06-06T02:01:42.635475427</dc:date>
    <meta:editing-duration>PT9H13M25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77" meta:word-count="547" meta:character-count="3398" meta:non-whitespace-character-count="2900"/>
  </office:meta>
</office:document-meta>
</file>